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19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color="#0000ff" fo:font-weight="normal" style:font-weight-asian="normal" style:font-weight-complex="normal"/>
    </style:style>
    <style:style style:name="ce12" style:family="table-cell" style:parent-style-name="Default">
      <style:text-properties fo:color="#808019" fo:font-weight="normal" style:font-weight-asian="normal" style:font-weight-complex="normal"/>
    </style:style>
    <style:style style:name="ce13" style:family="table-cell" style:parent-style-name="Default">
      <style:text-properties fo:color="#800080" fo:font-weight="normal" style:font-weight-asian="normal" style:font-weight-complex="normal"/>
    </style:style>
    <style:style style:name="ce14" style:family="table-cell" style:parent-style-name="Default">
      <style:text-properties fo:color="#000080" fo:font-weight="normal" style:font-weight-asian="normal" style:font-weight-complex="normal"/>
    </style:style>
    <style:style style:name="ce15" style:family="table-cell" style:parent-style-name="Default">
      <style:text-properties fo:color="#ff00ff" fo:font-weight="normal" style:font-weight-asian="normal" style:font-weight-complex="normal"/>
    </style:style>
    <style:style style:name="ce16" style:family="table-cell" style:parent-style-name="Default">
      <style:text-properties fo:color="#cccc00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10"/>
        <table:table-column table:style-name="co7" table:default-cell-style-name="ce10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column table:style-name="co5" table:number-columns-repeated="994" table:default-cell-style-name="ce10"/>
        <table:table-row table:style-name="ro1">
          <table:table-cell table:style-name="ce1" office:value-type="string">
            <text:p>Konami 052109</text:p>
          </table:table-cell>
          <table:table-cell table:number-columns-repeated="2"/>
          <table:table-cell table:style-name="ce3"/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Default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VD15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VD14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VD13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D12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VD11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VD10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VD9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VD8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VD7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VD6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VD5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VD4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VD3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VD2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VD1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VD0</text:p>
          </table:table-cell>
          <table:table-cell table:style-name="ce4" office:value-type="string">
            <text:p>BIDIR</text:p>
          </table:table-cell>
          <table:table-cell table:style-name="ce11" office:value-type="string">
            <text:p>VRAM data</text:p>
          </table:table-cell>
          <table:table-cell table:number-columns-repeated="27"/>
          <table:table-cell table:style-name="Default"/>
          <table:table-cell table:number-columns-repeated="99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EST</text:p>
          </table:table-cell>
          <table:table-cell office:value-type="string">
            <text:p>INPUT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CAB2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5" office:value-type="string">
            <text:p>CAB1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5" office:value-type="string">
            <text:p>VC10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string">
            <text:p>VC9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string">
            <text:p>VC8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VC7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VC6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VC5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VC4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string">
            <text:p>VC3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VC2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VC1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office:value-type="string">
            <text:p>VC0</text:p>
          </table:table-cell>
          <table:table-cell table:style-name="ce5" office:value-type="string">
            <text:p>OUTPUT</text:p>
          </table:table-cell>
          <table:table-cell table:style-name="ce12" office:value-type="string">
            <text:p>GFX ROM address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DE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L0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L1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L2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L3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L4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L5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L6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L7</text:p>
          </table:table-cell>
          <table:table-cell office:value-type="string">
            <text:p>OUTPUT</text:p>
          </table:table-cell>
          <table:table-cell office:value-type="string">
            <text:p>Tile attributes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ZB1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B2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B4H</text:p>
          </table:table-cell>
          <table:table-cell office:value-type="string">
            <text:p>OUTPUT</text:p>
          </table:table-cell>
          <table:table-cell office:value-type="string">
            <text:p>Layer B scroll X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ZA1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ZA2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A4H</text:p>
          </table:table-cell>
          <table:table-cell office:value-type="string">
            <text:p>OUTPUT</text:p>
          </table:table-cell>
          <table:table-cell office:value-type="string">
            <text:p>Layer A scroll X</text:p>
          </table:table-cell>
          <table:table-cell table:number-columns-repeated="1020"/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6" office:value-type="string">
            <text:p>BEN</text:p>
          </table:table-cell>
          <table:table-cell table:style-name="ce6" office:value-type="string">
            <text:p>OUT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CS</text:p>
          </table:table-cell>
          <table:table-cell table:style-name="ce6" office:value-type="string">
            <text:p>IN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7" office:value-type="string">
            <text:p>DB0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DB1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59">
            <text:p>59</text:p>
          </table:table-cell>
          <table:table-cell table:style-name="ce7" office:value-type="string">
            <text:p>DB3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0">
            <text:p>60</text:p>
          </table:table-cell>
          <table:table-cell table:style-name="ce7" office:value-type="string">
            <text:p>DB4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ce7" office:value-type="string">
            <text:p>DB5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DB6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7" office:value-type="string">
            <text:p>DB7</text:p>
          </table:table-cell>
          <table:table-cell table:style-name="ce7" office:value-type="string">
            <text:p>BIDIR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string">
            <text:p>M24</text:p>
          </table:table-cell>
          <table:table-cell table:style-name="ce8" office:value-type="string">
            <text:p>INPUT</text:p>
          </table:table-cell>
          <table:table-cell table:style-name="ce15" office:value-type="string">
            <text:p>Main clock input</text:p>
          </table:table-cell>
          <table:table-cell table:number-columns-repeated="1020"/>
        </table:table-row>
        <table:table-row table:style-name="ro1">
          <table:table-cell table:style-name="ce9" office:value-type="float" office:value="66">
            <text:p>66</text:p>
          </table:table-cell>
          <table:table-cell table:style-name="ce9" office:value-type="string">
            <text:p>AB0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67">
            <text:p>67</text:p>
          </table:table-cell>
          <table:table-cell table:style-name="ce9" office:value-type="string">
            <text:p>AB1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68">
            <text:p>68</text:p>
          </table:table-cell>
          <table:table-cell table:style-name="ce9" office:value-type="string">
            <text:p>AB2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9" office:value-type="string">
            <text:p>AB3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A5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A6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7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A8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A9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A10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A1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A1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80">
            <text:p>80</text:p>
          </table:table-cell>
          <table:table-cell table:style-name="ce9" office:value-type="string">
            <text:p>AB12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81">
            <text:p>81</text:p>
          </table:table-cell>
          <table:table-cell table:style-name="ce9" office:value-type="string">
            <text:p>AB13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82">
            <text:p>82</text:p>
          </table:table-cell>
          <table:table-cell table:style-name="ce9" office:value-type="string">
            <text:p>AB14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83">
            <text:p>83</text:p>
          </table:table-cell>
          <table:table-cell table:style-name="ce9" office:value-type="string">
            <text:p>AB15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6" office:value-type="string">
            <text:p>VCS</text:p>
          </table:table-cell>
          <table:table-cell table:style-name="ce6" office:value-type="string">
            <text:p>INPUT</text:p>
          </table:table-cell>
          <table:table-cell table:style-name="ce13" office:value-type="string">
            <text:p>VRAMCS</text:p>
          </table:table-cell>
          <table:table-cell table:number-columns-repeated="1020"/>
        </table:table-row>
        <table:table-row table:style-name="ro1">
          <table:table-cell table:style-name="ce6" office:value-type="float" office:value="85">
            <text:p>85</text:p>
          </table:table-cell>
          <table:table-cell table:style-name="ce6" office:value-type="string">
            <text:p>NRD</text:p>
          </table:table-cell>
          <table:table-cell table:style-name="ce6" office:value-type="string">
            <text:p>IN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6" office:value-type="string">
            <text:p>FIRQ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FIRQ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IRQ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IRQ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6" office:value-type="string">
            <text:p>NMI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NMI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PQ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CPU stuff</text:p>
          </table:table-cell>
          <table:table-cell table:number-columns-repeated="1020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6" office:value-type="string">
            <text:p>PE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CPU stuff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6" office:value-type="float" office:value="92">
            <text:p>92</text:p>
          </table:table-cell>
          <table:table-cell table:style-name="ce6" office:value-type="string">
            <text:p>RCS0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CS</text:p>
          </table:table-cell>
          <table:table-cell table:number-columns-repeated="1020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6" office:value-type="string">
            <text:p>RCS1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CS</text:p>
          </table:table-cell>
          <table:table-cell table:number-columns-repeated="1020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6" office:value-type="string">
            <text:p>ROE0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OE</text:p>
          </table:table-cell>
          <table:table-cell table:number-columns-repeated="1020"/>
        </table:table-row>
        <table:table-row table:style-name="ro1">
          <table:table-cell table:style-name="ce6" office:value-type="float" office:value="95">
            <text:p>95</text:p>
          </table:table-cell>
          <table:table-cell table:style-name="ce6" office:value-type="string">
            <text:p>ROE1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OE</text:p>
          </table:table-cell>
          <table:table-cell table:number-columns-repeated="1020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6" office:value-type="string">
            <text:p>ROE2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OE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MRD</text:p>
          </table:table-cell>
          <table:table-cell office:value-type="string">
            <text:p>INPUT</text:p>
          </table:table-cell>
          <table:table-cell office:value-type="string">
            <text:p>GFX ROM read ?</text:p>
          </table:table-cell>
          <table:table-cell table:number-columns-repeated="1020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OUTPUT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VOT</text:p>
          </table:table-cell>
          <table:table-cell office:value-type="string">
            <text:p>OUTPUT</text:p>
          </table:table-cell>
          <table:table-cell table:number-columns-repeated="1021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 office:value-type="string">
            <text:p>RDEN</text:p>
          </table:table-cell>
          <table:table-cell table:style-name="ce6" office:value-type="string">
            <text:p>OUT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6" office:value-type="string">
            <text:p>WREN</text:p>
          </table:table-cell>
          <table:table-cell table:style-name="ce6" office:value-type="string">
            <text:p>OUT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6" office:value-type="string">
            <text:p>WRP</text:p>
          </table:table-cell>
          <table:table-cell table:style-name="ce6" office:value-type="string">
            <text:p>OUTPUT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string">
            <text:p>M12</text:p>
          </table:table-cell>
          <table:table-cell table:style-name="ce8" office:value-type="string">
            <text:p>OUTPUT</text:p>
          </table:table-cell>
          <table:table-cell table:style-name="ce15"/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6" office:value-type="float" office:value="106">
            <text:p>106</text:p>
          </table:table-cell>
          <table:table-cell table:style-name="ce6" office:value-type="string">
            <text:p>RWE0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WE</text:p>
          </table:table-cell>
          <table:table-cell table:number-columns-repeated="1020"/>
        </table:table-row>
        <table:table-row table:style-name="ro1">
          <table:table-cell table:style-name="ce6" office:value-type="float" office:value="107">
            <text:p>107</text:p>
          </table:table-cell>
          <table:table-cell table:style-name="ce6" office:value-type="string">
            <text:p>RWE1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WE</text:p>
          </table:table-cell>
          <table:table-cell table:number-columns-repeated="1020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6" office:value-type="string">
            <text:p>RWE2</text:p>
          </table:table-cell>
          <table:table-cell table:style-name="ce6" office:value-type="string">
            <text:p>OUTPUT</text:p>
          </table:table-cell>
          <table:table-cell table:style-name="ce13" office:value-type="string">
            <text:p>VRAM WE</text:p>
          </table:table-cell>
          <table:table-cell table:number-columns-repeated="1020"/>
        </table:table-row>
        <table:table-row table:style-name="ro1">
          <table:table-cell table:style-name="ce9" office:value-type="float" office:value="109">
            <text:p>109</text:p>
          </table:table-cell>
          <table:table-cell table:style-name="ce9" office:value-type="string">
            <text:p>AB11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0">
            <text:p>110</text:p>
          </table:table-cell>
          <table:table-cell table:style-name="ce9" office:value-type="string">
            <text:p>AB10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1">
            <text:p>111</text:p>
          </table:table-cell>
          <table:table-cell table:style-name="ce9" office:value-type="string">
            <text:p>AB9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2">
            <text:p>112</text:p>
          </table:table-cell>
          <table:table-cell table:style-name="ce9" office:value-type="string">
            <text:p>AB8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3">
            <text:p>113</text:p>
          </table:table-cell>
          <table:table-cell table:style-name="ce9" office:value-type="string">
            <text:p>AB7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4">
            <text:p>114</text:p>
          </table:table-cell>
          <table:table-cell table:style-name="ce9" office:value-type="string">
            <text:p>AB6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9" office:value-type="string">
            <text:p>AB5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116">
            <text:p>116</text:p>
          </table:table-cell>
          <table:table-cell table:style-name="ce9" office:value-type="string">
            <text:p>AB4</text:p>
          </table:table-cell>
          <table:table-cell table:style-name="ce9" office:value-type="string">
            <text:p>INPUT</text:p>
          </table:table-cell>
          <table:table-cell table:style-name="ce16" office:value-type="string">
            <text:p>CPU address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A4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RA3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A2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A1</text:p>
          </table:table-cell>
          <table:table-cell office:value-type="string">
            <text:p>OUTPUT</text:p>
          </table:table-cell>
          <table:table-cell office:value-type="string">
            <text:p>VRAM address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11/06/2021</text:date>, <text:time>16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6-11T16:46:50.26</dc:date>
    <meta:editing-duration>P31DT9H23S</meta:editing-duration>
    <meta:editing-cycles>167</meta:editing-cycles>
    <meta:generator>OpenOffice/4.1.7$Win32 OpenOffice.org_project/417m1$Build-9800</meta:generator>
    <meta:document-statistic meta:table-count="3" meta:cell-count="461" meta:object-count="0"/>
  </office:meta>
</office:document-meta>
</file>